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elf-sea pump mechanisms model</text:p>
      <text:p text:style-name="Standard"/>
      <text:p text:style-name="Standard">Single box model</text:p>
      <text:p text:style-name="Standard"/>
      <text:p text:style-name="Standard">1. Reference run 1</text:p>
      <text:p text:style-name="Standard"/>
      <text:p text:style-name="Standard">Fixed T, atmos pCO2. Nitrate drawdown removes DIC, air-sea flux restores it. That is all</text:p>
      <text:p text:style-name="Standard"/>
      <text:p text:style-name="Standard">net CO2 uptake 1.46 mol m-2 </text:p>
      <text:p text:style-name="Standard"/>
      <text:p text:style-name="Standard">2. Reference run 2</text:p>
      <text:p text:style-name="Standard"/>
      <text:p text:style-name="Standard">T variable over year (between 4 and 16 C)</text:p>
      <text:p text:style-name="Standard"/>
      <text:p text:style-name="Standard">net CO2 uptake 1.45 mol m-2</text:p>
      <text:p text:style-name="Standard"/>
      <text:p text:style-name="Standard">3 Reference run 3</text:p>
      <text:p text:style-name="Standard"/>
      <text:p text:style-name="Standard">pCO2_atmosp varying over year (14 uatm amplitude)</text:p>
      <text:p text:style-name="Standard"/>
      <text:p text:style-name="Standard">net CO2 uptake 1.405 mol m-2</text:p>
      <text:p text:style-name="Standard"/>
      <text:p text:style-name="Standard">4 ref run 4</text:p>
      <text:p text:style-name="Standard"/>
      <text:p text:style-name="Standard">pCO2 and T variable</text:p>
      <text:p text:style-name="Standard"/>
      <text:p text:style-name="Standard">net CO2 uptake 1.40 mol m-2</text:p>
      <text:p text:style-name="Standard"/>
      <text:p text:style-name="Standard"/>
      <text:p text:style-name="Standard">All above runs run at kw=2.6 m/day</text:p>
      <text:p text:style-name="Standard"/>
      <text:p text:style-name="Standard">better value is probably 2.9 – net uptake is 1.44 mol m-2 in this case</text:p>
      <text:p text:style-name="Standard"/>
      <text:p text:style-name="Standard"/>
      <text:p text:style-name="Standard"/>
      <text:p text:style-name="Standard">2 box model</text:p>
      <text:p text:style-name="Standard"/>
      <text:p text:style-name="Standard">ref run 1</text:p>
      <text:p text:style-name="Standard"/>
      <text:p text:style-name="Standard">t and pCO2 atmos fixed: net co2 uptake 0.55 mol m-2 up to next spring bloom</text:p>
      <text:p text:style-name="Standard"/>
      <text:p text:style-name="Standard">ref run 2</text:p>
      <text:p text:style-name="Standard"/>
      <text:p text:style-name="Standard">tvariable, pCO2 fixed: 0.46 mol m-2</text:p>
      <text:p text:style-name="Standard"/>
      <text:p text:style-name="Standard">ref run 3</text:p>
      <text:p text:style-name="Standard"/>
      <text:p text:style-name="Standard">pCO2 atmo variable, t fixed: 0.64 mol m-2</text:p>
      <text:p text:style-name="Standard"/>
      <text:p text:style-name="Standard">ref run 4</text:p>
      <text:p text:style-name="Standard"/>
      <text:p text:style-name="Standard">pCO2 and T variable: 0.56 mol m-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11-16T16:05:27</meta:creation-date>
    <dc:date>2012-11-19T14:16:55</dc:date>
    <dc:creator>Martin </dc:creator>
    <meta:editing-duration>P2DT21H40M43S</meta:editing-duration>
    <meta:editing-cycles>3</meta:editing-cycles>
    <meta:generator>LibreOffice/3.3$Linux LibreOffice_project/330m19$Build-401</meta:generator>
    <meta:document-statistic meta:table-count="0" meta:image-count="0" meta:object-count="0" meta:page-count="1" meta:paragraph-count="25" meta:word-count="156" meta:character-count="753"/>
  </office:meta>
</office:document-meta>
</file>